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D53BE9607466E698.png" manifest:media-type="image/png"/>
  <manifest:file-entry manifest:full-path="Pictures/10000201000001F4000001F44B57C0DFFE54D13A.png" manifest:media-type="image/png"/>
  <manifest:file-entry manifest:full-path="Pictures/10000201000002580000013B2C8C2D24D31510D7.png" manifest:media-type="image/png"/>
  <manifest:file-entry manifest:full-path="Pictures/10000201000001E00000012CA5674C9AB930E786.png" manifest:media-type="image/png"/>
  <manifest:file-entry manifest:full-path="Pictures/10000000000001A3000001164E7BF16DD23AE82D.jpg" manifest:media-type="image/jpeg"/>
  <manifest:file-entry manifest:full-path="Pictures/10000201000002000000020068C2B8F5FDB0D1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solid" draw:stroke-dash="_33__20_Dashes_20_3_20_Dots_20__28_var_29_" svg:stroke-width="0.053cm" svg:stroke-color="#000000" draw:marker-start="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color="#407927" draw:fill-color="#add58a" draw:textarea-horizontal-align="justify" draw:textarea-vertical-align="middle" draw:auto-grow-height="false" fo:min-height="0.75cm" fo:min-width="1.7cm"/>
    </style:style>
    <style:style style:name="gr8" style:family="graphic" style:parent-style-name="standard">
      <style:graphic-properties svg:stroke-color="#000000" draw:fill-color="#999999" draw:textarea-horizontal-align="justify" draw:textarea-vertical-align="middle" draw:auto-grow-height="false" fo:min-height="0.376cm" fo:min-width="0.862cm"/>
    </style:style>
    <style:style style:name="gr9" style:family="graphic" style:parent-style-name="standard">
      <style:graphic-properties draw:textarea-horizontal-align="justify" draw:textarea-vertical-align="middle" draw:auto-grow-height="false" fo:min-height="2.978cm" fo:min-width="0.066cm"/>
    </style:style>
    <style:style style:name="gr10" style:family="graphic" style:parent-style-name="standard">
      <style:graphic-properties draw:fill-color="#dddddd" draw:opacity="19%" draw:opacity-name="" draw:textarea-horizontal-align="justify" draw:textarea-vertical-align="middle" draw:auto-grow-height="false" fo:min-height="3.632cm" fo:min-width="5.882cm"/>
    </style:style>
    <style:style style:name="gr11" style:family="graphic" style:parent-style-name="standard">
      <style:graphic-properties svg:stroke-color="#f7a19a" draw:fill-color="#f7a19a" draw:opacity="8%" draw:opacity-name="" draw:textarea-horizontal-align="justify" draw:textarea-vertical-align="middle" draw:auto-grow-height="false" fo:min-height="3.216cm" fo:min-width="2.824cm"/>
    </style:style>
    <style:style style:name="gr12" style:family="graphic" style:parent-style-name="standard">
      <style:graphic-properties draw:textarea-horizontal-align="justify" draw:textarea-vertical-align="middle" draw:auto-grow-height="false" fo:min-height="2.365cm" fo:min-width="0.05cm"/>
    </style:style>
    <style:style style:name="gr13" style:family="graphic" style:parent-style-name="standard">
      <style:graphic-properties draw:stroke="none" svg:stroke-color="#000000" draw:fill="none" draw:fill-color="#ffffff" fo:min-height="0.45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gr15" style:family="graphic" style:parent-style-name="standard">
      <style:graphic-properties draw:stroke="none" svg:stroke-color="#000000" draw:fill="none" draw:fill-color="#ffffff" fo:min-height="0.395cm"/>
    </style:style>
    <style:style style:name="gr16" style:family="graphic" style:parent-style-name="standard">
      <style:graphic-properties draw:stroke="none" svg:stroke-color="#000000" draw:fill="none" draw:fill-color="#ffffff" fo:min-height="0.25cm"/>
    </style:style>
    <style:style style:name="gr17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dd58a"/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-color="#dddddd" draw:opacity="19%"/>
      <style:paragraph-properties fo:text-align="center"/>
    </style:style>
    <style:style style:name="P6" style:family="paragraph">
      <loext:graphic-properties draw:fill-color="#f7a19a" draw:opacity="8%"/>
      <style:paragraph-properties fo:text-align="center"/>
    </style:style>
    <style:style style:name="P7" style:family="paragraph">
      <style:text-properties fo:font-size="10pt" fo:font-weight="bold" style:font-size-asian="10pt" style:font-size-complex="10pt"/>
    </style:style>
    <style:style style:name="P8" style:family="paragraph">
      <loext:graphic-properties draw:fill="none" draw:fill-color="#ffffff"/>
      <style:text-properties fo:font-size="10pt" fo:font-weight="bold" style:font-size-asian="10pt" style:font-size-complex="10pt"/>
    </style:style>
    <style:style style:name="P9" style:family="paragraph">
      <style:paragraph-properties fo:text-align="end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5.7cm" svg:height="4.482cm" svg:x="5.9cm" svg:y="10.218cm">
          <draw:image xlink:href="Pictures/10000000000001A3000001164E7BF16DD23AE82D.jpg" xlink:type="simple" xlink:show="embed" xlink:actuate="onLoad">
            <text:p/>
          </draw:image>
        </draw:frame>
        <draw:frame draw:style-name="gr2" draw:text-style-name="P1" draw:layer="layout" svg:width="1.932cm" svg:height="1.932cm" svg:x="3.9cm" svg:y="17.768cm">
          <draw:image xlink:href="Pictures/10000201000002000000020068C2B8F5FDB0D1B7.png" xlink:type="simple" xlink:show="embed" xlink:actuate="onLoad">
            <text:p/>
          </draw:image>
        </draw:frame>
        <draw:frame draw:style-name="gr2" draw:text-style-name="P1" draw:layer="layout" svg:width="1.932cm" svg:height="1.932cm" svg:x="9.068cm" svg:y="17.768cm">
          <draw:image xlink:href="Pictures/10000201000002000000020068C2B8F5FDB0D1B7.png" xlink:type="simple" xlink:show="embed" xlink:actuate="onLoad">
            <text:p/>
          </draw:image>
        </draw:frame>
        <draw:frame draw:style-name="gr2" draw:text-style-name="P1" draw:layer="layout" svg:width="1.932cm" svg:height="1.932cm" svg:x="14.868cm" svg:y="17.617cm">
          <draw:image xlink:href="Pictures/10000201000002000000020068C2B8F5FDB0D1B7.png" xlink:type="simple" xlink:show="embed" xlink:actuate="onLoad">
            <text:p/>
          </draw:image>
        </draw:frame>
        <draw:frame draw:style-name="gr1" draw:text-style-name="P1" draw:layer="layout" svg:width="1.523cm" svg:height="0.951cm" svg:x="2.2cm" svg:y="20.4cm">
          <draw:image xlink:href="Pictures/10000201000001E00000012CA5674C9AB930E786.png" xlink:type="simple" xlink:show="embed" xlink:actuate="onLoad">
            <text:p/>
          </draw:image>
        </draw:frame>
        <draw:frame draw:style-name="gr1" draw:text-style-name="P1" draw:layer="layout" svg:width="1.523cm" svg:height="0.951cm" svg:x="3.577cm" svg:y="20.4cm">
          <draw:image xlink:href="Pictures/10000201000001E00000012CA5674C9AB930E786.png" xlink:type="simple" xlink:show="embed" xlink:actuate="onLoad">
            <text:p/>
          </draw:image>
        </draw:frame>
        <draw:frame draw:style-name="gr1" draw:text-style-name="P1" draw:layer="layout" svg:width="1.523cm" svg:height="0.951cm" svg:x="4.8cm" svg:y="20.4cm">
          <draw:image xlink:href="Pictures/10000201000001E00000012CA5674C9AB930E786.png" xlink:type="simple" xlink:show="embed" xlink:actuate="onLoad">
            <text:p/>
          </draw:image>
        </draw:frame>
        <draw:frame draw:style-name="gr1" draw:text-style-name="P1" draw:layer="layout" svg:width="1.523cm" svg:height="0.951cm" svg:x="7.8cm" svg:y="20.449cm">
          <draw:image xlink:href="Pictures/10000201000001E00000012CA5674C9AB930E786.png" xlink:type="simple" xlink:show="embed" xlink:actuate="onLoad">
            <text:p/>
          </draw:image>
        </draw:frame>
        <draw:frame draw:style-name="gr1" draw:text-style-name="P1" draw:layer="layout" svg:width="1.523cm" svg:height="0.951cm" svg:x="9.069cm" svg:y="20.431cm">
          <draw:image xlink:href="Pictures/10000201000001E00000012CA5674C9AB930E786.png" xlink:type="simple" xlink:show="embed" xlink:actuate="onLoad">
            <text:p/>
          </draw:image>
        </draw:frame>
        <draw:frame draw:style-name="gr1" draw:text-style-name="P1" draw:layer="layout" svg:width="1.523cm" svg:height="0.951cm" svg:x="10.277cm" svg:y="20.449cm">
          <draw:image xlink:href="Pictures/10000201000001E00000012CA5674C9AB930E786.png" xlink:type="simple" xlink:show="embed" xlink:actuate="onLoad">
            <text:p/>
          </draw:image>
        </draw:frame>
        <draw:frame draw:style-name="gr1" draw:text-style-name="P1" draw:layer="layout" svg:width="1.523cm" svg:height="0.951cm" svg:x="13.2cm" svg:y="20.449cm">
          <draw:image xlink:href="Pictures/10000201000001E00000012CA5674C9AB930E786.png" xlink:type="simple" xlink:show="embed" xlink:actuate="onLoad">
            <text:p/>
          </draw:image>
        </draw:frame>
        <draw:frame draw:style-name="gr1" draw:text-style-name="P1" draw:layer="layout" svg:width="1.523cm" svg:height="0.951cm" svg:x="14.477cm" svg:y="20.449cm">
          <draw:image xlink:href="Pictures/10000201000001E00000012CA5674C9AB930E786.png" xlink:type="simple" xlink:show="embed" xlink:actuate="onLoad">
            <text:p/>
          </draw:image>
        </draw:frame>
        <draw:frame draw:style-name="gr1" draw:text-style-name="P1" draw:layer="layout" svg:width="1.523cm" svg:height="0.951cm" svg:x="15.7cm" svg:y="20.449cm">
          <draw:image xlink:href="Pictures/10000201000001E00000012CA5674C9AB930E786.png" xlink:type="simple" xlink:show="embed" xlink:actuate="onLoad">
            <text:p/>
          </draw:image>
        </draw:frame>
        <draw:frame draw:style-name="gr3" draw:text-style-name="P2" draw:layer="layout" svg:width="1.715cm" svg:height="0.9cm" svg:x="5.885cm" svg:y="20.5cm">
          <draw:image xlink:href="Pictures/10000201000002580000013B2C8C2D24D31510D7.png" xlink:type="simple" xlink:show="embed" xlink:actuate="onLoad">
            <text:p/>
          </draw:image>
        </draw:frame>
        <draw:frame draw:style-name="gr3" draw:text-style-name="P2" draw:layer="layout" svg:width="1.715cm" svg:height="0.9cm" svg:x="11.285cm" svg:y="20.5cm">
          <draw:image xlink:href="Pictures/10000201000002580000013B2C8C2D24D31510D7.png" xlink:type="simple" xlink:show="embed" xlink:actuate="onLoad">
            <text:p/>
          </draw:image>
        </draw:frame>
        <draw:frame draw:style-name="gr3" draw:text-style-name="P2" draw:layer="layout" svg:width="1.715cm" svg:height="0.9cm" svg:x="16.8cm" svg:y="20.449cm">
          <draw:image xlink:href="Pictures/10000201000002580000013B2C8C2D24D31510D7.png" xlink:type="simple" xlink:show="embed" xlink:actuate="onLoad">
            <text:p/>
          </draw:image>
        </draw:frame>
        <draw:line draw:style-name="gr4" draw:text-style-name="P1" draw:layer="layout" svg:x1="8.3cm" svg:y1="20.1cm" svg:x2="12.2cm" svg:y2="20.1cm">
          <text:p/>
        </draw:line>
        <draw:line draw:style-name="gr4" draw:text-style-name="P1" draw:layer="layout" svg:x1="9.7cm" svg:y1="20.3cm" svg:x2="9.7cm" svg:y2="20.1cm">
          <text:p/>
        </draw:line>
        <draw:line draw:style-name="gr4" draw:text-style-name="P1" draw:layer="layout" svg:x1="8.3cm" svg:y1="20.1cm" svg:x2="8.3cm" svg:y2="20.3cm">
          <text:p/>
        </draw:line>
        <draw:line draw:style-name="gr4" draw:text-style-name="P1" draw:layer="layout" svg:x1="10.9cm" svg:y1="20.1cm" svg:x2="10.9cm" svg:y2="20.3cm">
          <text:p/>
        </draw:line>
        <draw:line draw:style-name="gr4" draw:text-style-name="P1" draw:layer="layout" svg:x1="12.2cm" svg:y1="20.1cm" svg:x2="12.2cm" svg:y2="20.4cm">
          <text:p/>
        </draw:line>
        <draw:line draw:style-name="gr4" draw:text-style-name="P1" draw:layer="layout" svg:x1="13.7cm" svg:y1="20.049cm" svg:x2="17.6cm" svg:y2="20.049cm">
          <text:p/>
        </draw:line>
        <draw:line draw:style-name="gr4" draw:text-style-name="P1" draw:layer="layout" svg:x1="15.1cm" svg:y1="20.249cm" svg:x2="15.1cm" svg:y2="20.049cm">
          <text:p/>
        </draw:line>
        <draw:line draw:style-name="gr4" draw:text-style-name="P1" draw:layer="layout" svg:x1="13.7cm" svg:y1="20.049cm" svg:x2="13.7cm" svg:y2="20.249cm">
          <text:p/>
        </draw:line>
        <draw:line draw:style-name="gr4" draw:text-style-name="P1" draw:layer="layout" svg:x1="16.3cm" svg:y1="20.049cm" svg:x2="16.3cm" svg:y2="20.249cm">
          <text:p/>
        </draw:line>
        <draw:line draw:style-name="gr4" draw:text-style-name="P1" draw:layer="layout" svg:x1="17.6cm" svg:y1="20.049cm" svg:x2="17.6cm" svg:y2="20.349cm">
          <text:p/>
        </draw:line>
        <draw:line draw:style-name="gr4" draw:text-style-name="P1" draw:layer="layout" svg:x1="2.8cm" svg:y1="20.1cm" svg:x2="6.7cm" svg:y2="20.1cm">
          <text:p/>
        </draw:line>
        <draw:line draw:style-name="gr4" draw:text-style-name="P1" draw:layer="layout" svg:x1="4.2cm" svg:y1="20.3cm" svg:x2="4.2cm" svg:y2="20.1cm">
          <text:p/>
        </draw:line>
        <draw:line draw:style-name="gr4" draw:text-style-name="P1" draw:layer="layout" svg:x1="2.8cm" svg:y1="20.1cm" svg:x2="2.8cm" svg:y2="20.3cm">
          <text:p/>
        </draw:line>
        <draw:line draw:style-name="gr4" draw:text-style-name="P1" draw:layer="layout" svg:x1="5.4cm" svg:y1="20.1cm" svg:x2="5.4cm" svg:y2="20.3cm">
          <text:p/>
        </draw:line>
        <draw:line draw:style-name="gr4" draw:text-style-name="P1" draw:layer="layout" svg:x1="6.7cm" svg:y1="20.1cm" svg:x2="6.7cm" svg:y2="20.4cm">
          <text:p/>
        </draw:line>
        <draw:line draw:style-name="gr5" draw:text-style-name="P1" draw:layer="layout" svg:x1="3.1cm" svg:y1="16.7cm" svg:x2="10.1cm" svg:y2="16.7cm">
          <text:p/>
        </draw:line>
        <draw:frame draw:style-name="gr3" draw:text-style-name="P2" draw:layer="layout" svg:width="2.402cm" svg:height="2.402cm" svg:x="9.1cm" svg:y="5.798cm">
          <draw:image xlink:href="Pictures/10000201000001F4000001F44B57C0DFFE54D13A.png" xlink:type="simple" xlink:show="embed" xlink:actuate="onLoad">
            <text:p/>
          </draw:image>
        </draw:frame>
        <draw:frame draw:style-name="gr3" draw:text-style-name="P2" draw:layer="layout" svg:width="2.7cm" svg:height="2.7cm" svg:x="14.8cm" svg:y="11.4cm">
          <draw:image xlink:href="Pictures/100002010000020000000200D53BE9607466E698.png" xlink:type="simple" xlink:show="embed" xlink:actuate="onLoad">
            <text:p/>
          </draw:image>
        </draw:frame>
        <draw:frame draw:style-name="gr3" draw:text-style-name="P2" draw:layer="layout" svg:width="2.859cm" svg:height="1.5cm" svg:x="4.8cm" svg:y="4.298cm">
          <draw:image xlink:href="Pictures/10000201000002580000013B2C8C2D24D31510D7.png" xlink:type="simple" xlink:show="embed" xlink:actuate="onLoad">
            <text:p/>
          </draw:image>
        </draw:frame>
        <draw:line draw:style-name="gr4" draw:text-style-name="P1" draw:layer="layout" svg:x1="6.2cm" svg:y1="6.698cm" svg:x2="8.8cm" svg:y2="6.698cm">
          <text:p/>
        </draw:line>
        <draw:line draw:style-name="gr4" draw:text-style-name="P1" draw:layer="layout" svg:x1="6.2cm" svg:y1="6.698cm" svg:x2="6.2cm" svg:y2="5.998cm">
          <text:p/>
        </draw:line>
        <draw:line draw:style-name="gr6" draw:text-style-name="P1" draw:layer="layout" svg:x1="3.084cm" svg:y1="16.7cm" svg:x2="3.084cm" svg:y2="5.9cm">
          <text:p/>
        </draw:line>
        <draw:line draw:style-name="gr6" draw:text-style-name="P1" draw:layer="layout" svg:x1="4.9cm" svg:y1="5.9cm" svg:x2="3.1cm" svg:y2="5.9cm">
          <text:p/>
        </draw:line>
        <draw:line draw:style-name="gr6" draw:text-style-name="P1" draw:layer="layout" svg:x1="4.9cm" svg:y1="16.7cm" svg:x2="4.9cm" svg:y2="17.4cm">
          <text:p/>
        </draw:line>
        <draw:line draw:style-name="gr6" draw:text-style-name="P1" draw:layer="layout" svg:x1="10.1cm" svg:y1="16.7cm" svg:x2="10.1cm" svg:y2="17.4cm">
          <text:p/>
        </draw:line>
        <draw:custom-shape draw:style-name="gr7" draw:text-style-name="P3" draw:layer="layout" svg:width="2.2cm" svg:height="1cm" svg:x="12cm" svg:y="12.3cm">
          <text:p/>
          <draw:enhanced-geometry svg:viewBox="0 0 21600 21600" draw:text-areas="?f5 ?f1 ?f6 ?f3" draw:mirror-vertical="tru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4" draw:layer="layout" svg:width="1.7cm" svg:height="1.252cm" draw:transform="rotate (1.5707963267949) translate (7.9cm 10.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2" draw:layer="layout" svg:width="1.13cm" svg:height="3.688cm" draw:transform="rotate (0.785398163397448) translate (11.393cm 14.99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layer="layout" svg:width="6.8cm" svg:height="4.3cm" svg:x="5.3cm" svg:y="3.7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523cm" svg:height="0.951cm" svg:x="13.977cm" svg:y="6.8cm">
          <draw:image xlink:href="Pictures/10000201000001E00000012CA5674C9AB930E786.png" xlink:type="simple" xlink:show="embed" xlink:actuate="onLoad">
            <text:p/>
          </draw:image>
        </draw:frame>
        <draw:frame draw:style-name="gr1" draw:text-style-name="P1" draw:layer="layout" svg:width="1.523cm" svg:height="0.951cm" svg:x="15.177cm" svg:y="5.549cm">
          <draw:image xlink:href="Pictures/10000201000001E00000012CA5674C9AB930E786.png" xlink:type="simple" xlink:show="embed" xlink:actuate="onLoad">
            <text:p/>
          </draw:image>
        </draw:frame>
        <draw:frame draw:style-name="gr1" draw:text-style-name="P1" draw:layer="layout" svg:width="1.523cm" svg:height="0.951cm" svg:x="16.177cm" svg:y="6.8cm">
          <draw:image xlink:href="Pictures/10000201000001E00000012CA5674C9AB930E786.png" xlink:type="simple" xlink:show="embed" xlink:actuate="onLoad">
            <text:p/>
          </draw:image>
        </draw:frame>
        <draw:frame draw:style-name="gr1" draw:text-style-name="P1" draw:layer="layout" svg:width="1.523cm" svg:height="0.951cm" svg:x="15.177cm" svg:y="8.3cm">
          <draw:image xlink:href="Pictures/10000201000001E00000012CA5674C9AB930E786.png" xlink:type="simple" xlink:show="embed" xlink:actuate="onLoad">
            <text:p/>
          </draw:image>
        </draw:frame>
        <draw:custom-shape draw:style-name="gr11" draw:text-style-name="P6" draw:layer="layout" svg:width="4.7cm" svg:height="4.9cm" svg:x="13.5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1cm" svg:height="3.265cm" draw:transform="rotate (-0.872839158922364) translate (13.175cm 8.712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523cm" svg:height="0.951cm" svg:x="16.477cm" svg:y="13.5cm">
          <draw:image xlink:href="Pictures/10000201000001E00000012CA5674C9AB930E786.png" xlink:type="simple" xlink:show="embed" xlink:actuate="onLoad">
            <text:p/>
          </draw:image>
        </draw:frame>
        <draw:frame draw:style-name="gr13" draw:text-style-name="P8" draw:layer="layout" svg:width="1.6cm" svg:height="0.806cm" svg:x="5.6cm" svg:y="7.3cm">
          <draw:text-box>
            <text:p text:style-name="P7"><text:span text:style-name="T1">STG</text:span></text:p>
          </draw:text-box>
        </draw:frame>
        <draw:frame draw:style-name="gr14" draw:text-style-name="P10" draw:layer="layout" svg:width="1.9cm" svg:height="1.2cm" svg:x="10.1cm" svg:y="4.1cm">
          <draw:text-box>
            <text:p text:style-name="P9"><text:span text:style-name="T2">SICAP</text:span></text:p>
            <text:p text:style-name="P9"><text:span text:style-name="T2">RI</text:span></text:p>
          </draw:text-box>
        </draw:frame>
        <draw:frame draw:style-name="gr15" draw:text-style-name="P12" draw:layer="layout" svg:width="3.1cm" svg:height="0.645cm" svg:x="14.5cm" svg:y="4.155cm">
          <draw:text-box>
            <text:p text:style-name="P11"><text:span text:style-name="T3">Usuarios SICAP</text:span></text:p>
          </draw:text-box>
        </draw:frame>
        <draw:frame draw:style-name="gr16" draw:text-style-name="P12" draw:layer="layout" svg:width="3.1cm" svg:height="0.645cm" svg:x="14.7cm" svg:y="10.8cm">
          <draw:text-box>
            <text:p text:style-name="P11"><text:span text:style-name="T3">Usuarios SIES</text:span></text:p>
          </draw:text-box>
        </draw:frame>
        <draw:frame draw:style-name="gr14" draw:text-style-name="P14" draw:layer="layout" svg:width="2.3cm" svg:height="1.2cm" svg:x="6.3cm" svg:y="18.2cm">
          <draw:text-box>
            <text:p text:style-name="P13"><text:span text:style-name="T2">Diagnose</text:span></text:p>
            <text:p text:style-name="P13"><text:span text:style-name="T2">Epicrisis</text:span></text:p>
          </draw:text-box>
        </draw:frame>
        <draw:frame draw:style-name="gr14" draw:text-style-name="P14" draw:layer="layout" svg:width="2.3cm" svg:height="1.2cm" svg:x="11.7cm" svg:y="18.2cm">
          <draw:text-box>
            <text:p text:style-name="P13"><text:span text:style-name="T2">Diagnose</text:span></text:p>
            <text:p text:style-name="P13"><text:span text:style-name="T2">Epicrisis</text:span></text:p>
          </draw:text-box>
        </draw:frame>
        <draw:frame draw:style-name="gr17" draw:text-style-name="P14" draw:layer="layout" svg:width="2.4cm" svg:height="0.725cm" svg:x="7.5cm" svg:y="13cm">
          <draw:text-box>
            <text:p text:style-name="P13"><text:span text:style-name="T2">Internet</text:span></text:p>
          </draw:text-box>
        </draw:frame>
        <draw:frame draw:style-name="gr15" draw:text-style-name="P12" draw:layer="layout" svg:width="1.7cm" svg:height="0.645cm" svg:x="2.8cm" svg:y="5.255cm">
          <draw:text-box>
            <text:p text:style-name="P11"><text:span text:style-name="T3">intranet</text:span></text:p>
          </draw:text-box>
        </draw:frame>
        <draw:frame draw:style-name="gr14" draw:text-style-name="P14" draw:layer="layout" svg:width="2.3cm" svg:height="1.2cm" svg:x="6.3cm" svg:y="18.2cm">
          <draw:text-box>
            <text:p text:style-name="P13"><text:span text:style-name="T2">Diagnose</text:span></text:p>
            <text:p text:style-name="P13"><text:span text:style-name="T2">Epicrisis</text:span></text:p>
          </draw:text-box>
        </draw:frame>
        <draw:frame draw:style-name="gr15" draw:text-style-name="P12" draw:layer="layout" svg:width="1.7cm" svg:height="0.645cm" svg:x="6.1cm" svg:y="16.055cm">
          <draw:text-box>
            <text:p text:style-name="P11"><text:span text:style-name="T3">intran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5T20:40:47.560573519</meta:creation-date>
    <dc:date>2018-10-27T10:20:23.979083322</dc:date>
    <meta:editing-duration>PT4H25M21S</meta:editing-duration>
    <meta:editing-cycles>12</meta:editing-cycles>
    <meta:generator>LibreOffice/6.0.5.2$Linux_X86_64 LibreOffice_project/00m0$Build-2</meta:generator>
    <meta:document-statistic meta:object-count="62"/>
  </office:meta>
</office:document-meta>
</file>